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table:style-name="Default"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19.876747685186">
            <text:p>319.88</text:p>
          </table:table-cell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2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2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3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2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2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2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2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2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2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2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office:value-type="float" office:value="19593">
            <text:p>19593</text:p>
          </table:table-cell>
          <table:table-cell table:formula="oooc:=[.G16]-[.G15]" office:value-type="float" office:value="74">
            <text:p>74</text:p>
          </table:table-cell>
          <table:table-cell table:formula="oooc:=[.G16]/[.F16]" office:value-type="float" office:value="66.9274124679761">
            <text:p>66.93</text:p>
          </table:table-cell>
          <table:table-cell office:value-type="string">
            <text:p>Listboxes are broken!</text:p>
          </table:table-cell>
          <table:table-cell table:number-columns-repeated="2"/>
        </table:table-row>
        <table:table-row table:style-name="ro1">
          <table:table-cell office:value-type="date" office:date-value="2008-11-14">
            <text:p>11/14/08</text:p>
          </table:table-cell>
          <table:table-cell office:value-type="float" office:value="0">
            <text:p>0</text:p>
          </table:table-cell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formula="oooc:=[.F16]+[.B17]" office:value-type="float" office:value="292.75">
            <text:p>292.75</text:p>
          </table:table-cell>
          <table:table-cell office:value-type="float" office:value="19594">
            <text:p>19594</text:p>
          </table:table-cell>
          <table:table-cell table:formula="oooc:=[.G17]-[.G16]" office:value-type="float" office:value="1">
            <text:p>1</text:p>
          </table:table-cell>
          <table:table-cell table:formula="oooc:=[.G17]/[.F17]" office:value-type="float" office:value="66.930828351836">
            <text:p>66.93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15">
            <text:p>11/15/08</text:p>
          </table:table-cell>
          <table:table-cell office:value-type="float" office:value="3.25">
            <text:p>3.25</text:p>
          </table:table-cell>
          <table:table-cell table:formula="oooc:=[.C17]+[.B18]" office:value-type="float" office:value="25.75">
            <text:p>25.7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3.25">
            <text:p>+3.25</text:p>
          </table:table-cell>
          <table:table-cell table:formula="oooc:=[.F17]+[.B18]" office:value-type="float" office:value="296">
            <text:p>296</text:p>
          </table:table-cell>
          <table:table-cell office:value-type="float" office:value="19711">
            <text:p>19711</text:p>
          </table:table-cell>
          <table:table-cell table:formula="oooc:=[.G18]-[.G17]" office:value-type="float" office:value="117">
            <text:p>117</text:p>
          </table:table-cell>
          <table:table-cell table:formula="oooc:=[.G18]/[.F18]" office:value-type="float" office:value="66.5912162162162">
            <text:p>66.59</text:p>
          </table:table-cell>
          <table:table-cell office:value-type="string">
            <text:p>OmniChooser and Listboxes work again</text:p>
          </table:table-cell>
          <table:table-cell table:number-columns-repeated="2"/>
        </table:table-row>
        <table:table-row table:style-name="ro1">
          <table:table-cell office:value-type="date" office:date-value="2008-11-16">
            <text:p>11/16/08</text:p>
          </table:table-cell>
          <table:table-cell office:value-type="float" office:value="1.5">
            <text:p>1.5</text:p>
          </table:table-cell>
          <table:table-cell table:formula="oooc:=[.C18]+[.B19]" office:value-type="float" office:value="27.25">
            <text:p>27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3.25">
            <text:p>+3.25</text:p>
          </table:table-cell>
          <table:table-cell table:formula="oooc:=[.F18]+[.B19]" office:value-type="float" office:value="297.5">
            <text:p>297.5</text:p>
          </table:table-cell>
          <table:table-cell office:value-type="float" office:value="20157">
            <text:p>20157</text:p>
          </table:table-cell>
          <table:table-cell table:formula="oooc:=[.G19]-[.G18]" office:value-type="float" office:value="446">
            <text:p>446</text:p>
          </table:table-cell>
          <table:table-cell table:formula="oooc:=[.G19]/[.F19]" office:value-type="float" office:value="67.7546218487395">
            <text:p>67.75</text:p>
          </table:table-cell>
          <table:table-cell office:value-type="string">
            <text:p>#207 Mass Distribution Complete!</text:p>
          </table:table-cell>
          <table:table-cell table:number-columns-repeated="2"/>
        </table:table-row>
        <table:table-row table:style-name="ro1">
          <table:table-cell office:value-type="date" office:date-value="2008-11-17">
            <text:p>11/17/08</text:p>
          </table:table-cell>
          <table:table-cell office:value-type="float" office:value="1.5">
            <text:p>1.5</text:p>
          </table:table-cell>
          <table:table-cell table:formula="oooc:=[.C19]+[.B20]" office:value-type="float" office:value="28.75">
            <text:p>28.7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3.25">
            <text:p>+3.25</text:p>
          </table:table-cell>
          <table:table-cell table:formula="oooc:=[.F19]+[.B20]" office:value-type="float" office:value="299">
            <text:p>299</text:p>
          </table:table-cell>
          <table:table-cell office:value-type="float" office:value="20334">
            <text:p>20334</text:p>
          </table:table-cell>
          <table:table-cell table:formula="oooc:=[.G20]-[.G19]" office:value-type="float" office:value="177">
            <text:p>177</text:p>
          </table:table-cell>
          <table:table-cell table:formula="oooc:=[.G20]/[.F20]" office:value-type="float" office:value="68.0066889632107">
            <text:p>68.01</text:p>
          </table:table-cell>
          <table:table-cell office:value-type="string">
            <text:p>Easy lo/med/hi setup for cargo</text:p>
          </table:table-cell>
          <table:table-cell table:number-columns-repeated="2"/>
        </table:table-row>
        <table:table-row table:style-name="ro1">
          <table:table-cell office:value-type="date" office:date-value="2008-11-18">
            <text:p>11/18/08</text:p>
          </table:table-cell>
          <table:table-cell office:value-type="float" office:value="0">
            <text:p>0</text:p>
          </table:table-cell>
          <table:table-cell table:formula="oooc:=[.C20]+[.B21]" office:value-type="float" office:value="28.75">
            <text:p>28.7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1.75">
            <text:p>+1.75</text:p>
          </table:table-cell>
          <table:table-cell table:formula="oooc:=[.F20]+[.B21]" office:value-type="float" office:value="299">
            <text:p>299</text:p>
          </table:table-cell>
          <table:table-cell office:value-type="float" office:value="20335">
            <text:p>20335</text:p>
          </table:table-cell>
          <table:table-cell table:formula="oooc:=[.G21]-[.G20]" office:value-type="float" office:value="1">
            <text:p>1</text:p>
          </table:table-cell>
          <table:table-cell table:formula="oooc:=[.G21]/[.F21]" office:value-type="float" office:value="68.0100334448161">
            <text:p>68.01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19">
            <text:p>11/19/08</text:p>
          </table:table-cell>
          <table:table-cell office:value-type="float" office:value="0">
            <text:p>0</text:p>
          </table:table-cell>
          <table:table-cell table:formula="oooc:=[.C21]+[.B22]" office:value-type="float" office:value="28.75">
            <text:p>28.7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0.25">
            <text:p>+0.25</text:p>
          </table:table-cell>
          <table:table-cell table:formula="oooc:=[.F21]+[.B22]" office:value-type="float" office:value="299">
            <text:p>299</text:p>
          </table:table-cell>
          <table:table-cell office:value-type="float" office:value="20336">
            <text:p>20336</text:p>
          </table:table-cell>
          <table:table-cell table:formula="oooc:=[.G22]-[.G21]" office:value-type="float" office:value="1">
            <text:p>1</text:p>
          </table:table-cell>
          <table:table-cell table:formula="oooc:=[.G22]/[.F22]" office:value-type="float" office:value="68.0133779264214">
            <text:p>68.01</text:p>
          </table:table-cell>
          <table:table-cell office:value-type="string">
            <text:p>Took the day off</text:p>
          </table:table-cell>
          <table:table-cell table:number-columns-repeated="2"/>
        </table:table-row>
        <table:table-row table:style-name="ro1">
          <table:table-cell office:value-type="date" office:date-value="2008-11-20">
            <text:p>11/20/08</text:p>
          </table:table-cell>
          <table:table-cell office:value-type="float" office:value="1.5">
            <text:p>1.5</text:p>
          </table:table-cell>
          <table:table-cell table:formula="oooc:=[.C22]+[.B23]" office:value-type="float" office:value="30.25">
            <text:p>30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0.25">
            <text:p>+0.25</text:p>
          </table:table-cell>
          <table:table-cell table:formula="oooc:=[.F22]+[.B23]" office:value-type="float" office:value="300.5">
            <text:p>300.5</text:p>
          </table:table-cell>
          <table:table-cell office:value-type="float" office:value="20669">
            <text:p>20669</text:p>
          </table:table-cell>
          <table:table-cell table:formula="oooc:=[.G23]-[.G22]" office:value-type="float" office:value="333">
            <text:p>333</text:p>
          </table:table-cell>
          <table:table-cell table:formula="oooc:=[.G23]/[.F23]" office:value-type="float" office:value="68.7820299500832">
            <text:p>68.78</text:p>
          </table:table-cell>
          <table:table-cell office:value-type="string">
            <text:p>Created that cargo, swapped fonts</text:p>
          </table:table-cell>
          <table:table-cell table:number-columns-repeated="2"/>
        </table:table-row>
        <table:table-row table:style-name="ro1">
          <table:table-cell office:value-type="date" office:date-value="2008-11-21">
            <text:p>11/21/08</text:p>
          </table:table-cell>
          <table:table-cell office:value-type="float" office:value="0">
            <text:p>0</text:p>
          </table:table-cell>
          <table:table-cell table:formula="oooc:=[.C23]+[.B24]" office:value-type="float" office:value="30.25">
            <text:p>30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1.25">
            <text:p>-1.25</text:p>
          </table:table-cell>
          <table:table-cell table:formula="oooc:=[.F23]+[.B24]" office:value-type="float" office:value="300.5">
            <text:p>300.5</text:p>
          </table:table-cell>
          <table:table-cell office:value-type="float" office:value="20670">
            <text:p>20670</text:p>
          </table:table-cell>
          <table:table-cell table:formula="oooc:=[.G24]-[.G23]" office:value-type="float" office:value="1">
            <text:p>1</text:p>
          </table:table-cell>
          <table:table-cell table:formula="oooc:=[.G24]/[.F24]" office:value-type="float" office:value="68.7853577371048">
            <text:p>68.79</text:p>
          </table:table-cell>
          <table:table-cell office:value-type="string">
            <text:p>Getting some instead of coding</text:p>
          </table:table-cell>
          <table:table-cell table:number-columns-repeated="2"/>
        </table:table-row>
        <table:table-row table:style-name="ro1">
          <table:table-cell office:value-type="date" office:date-value="2008-11-22">
            <text:p>11/22/08</text:p>
          </table:table-cell>
          <table:table-cell office:value-type="float" office:value="2.75">
            <text:p>2.75</text:p>
          </table:table-cell>
          <table:table-cell table:formula="oooc:=[.C24]+[.B25]" office:value-type="float" office:value="33">
            <text:p>33</text:p>
          </table:table-cell>
          <table:table-cell office:value-type="float" office:value="33">
            <text:p>33</text:p>
          </table:table-cell>
          <table:table-cell table:formula="oooc:=[.C25]-[.D25]" office:value-type="float" office:value="0">
            <text:p>+0.00</text:p>
          </table:table-cell>
          <table:table-cell table:formula="oooc:=[.F24]+[.B25]" office:value-type="float" office:value="303.25">
            <text:p>303.25</text:p>
          </table:table-cell>
          <table:table-cell office:value-type="float" office:value="20901">
            <text:p>20901</text:p>
          </table:table-cell>
          <table:table-cell table:formula="oooc:=[.G25]-[.G24]" office:value-type="float" office:value="231">
            <text:p>231</text:p>
          </table:table-cell>
          <table:table-cell table:formula="oooc:=[.G25]/[.F25]" office:value-type="float" office:value="68.9233305853256">
            <text:p>68.92</text:p>
          </table:table-cell>
          <table:table-cell office:value-type="string">
            <text:p>#194</text:p>
          </table:table-cell>
          <table:table-cell table:number-columns-repeated="2"/>
        </table:table-row>
        <table:table-row table:style-name="ro1">
          <table:table-cell office:value-type="date" office:date-value="2008-11-23">
            <text:p>11/23/08</text:p>
          </table:table-cell>
          <table:table-cell office:value-type="float" office:value="1.75">
            <text:p>1.75</text:p>
          </table:table-cell>
          <table:table-cell table:formula="oooc:=[.C25]+[.B26]" office:value-type="float" office:value="34.75">
            <text:p>34.7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0.25">
            <text:p>+0.25</text:p>
          </table:table-cell>
          <table:table-cell table:formula="oooc:=[.F25]+[.B26]" office:value-type="float" office:value="305">
            <text:p>305</text:p>
          </table:table-cell>
          <table:table-cell office:value-type="float" office:value="21640">
            <text:p>21640</text:p>
          </table:table-cell>
          <table:table-cell table:formula="oooc:=[.G26]-[.G25]" office:value-type="float" office:value="739">
            <text:p>739</text:p>
          </table:table-cell>
          <table:table-cell table:formula="oooc:=[.G26]/[.F26]" office:value-type="float" office:value="70.9508196721311">
            <text:p>70.95</text:p>
          </table:table-cell>
          <table:table-cell office:value-type="string">
            <text:p>#216, #233</text:p>
          </table:table-cell>
          <table:table-cell table:number-columns-repeated="2"/>
        </table:table-row>
        <table:table-row table:style-name="ro1">
          <table:table-cell office:value-type="date" office:date-value="2008-11-24">
            <text:p>11/24/08</text:p>
          </table:table-cell>
          <table:table-cell office:value-type="float" office:value="2">
            <text:p>2</text:p>
          </table:table-cell>
          <table:table-cell table:formula="oooc:=[.C26]+[.B27]" office:value-type="float" office:value="36.75">
            <text:p>36.7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0.75">
            <text:p>+0.75</text:p>
          </table:table-cell>
          <table:table-cell table:formula="oooc:=[.F26]+[.B27]" office:value-type="float" office:value="307">
            <text:p>307</text:p>
          </table:table-cell>
          <table:table-cell office:value-type="float" office:value="21641">
            <text:p>21641</text:p>
          </table:table-cell>
          <table:table-cell table:formula="oooc:=[.G27]-[.G26]" office:value-type="float" office:value="1">
            <text:p>1</text:p>
          </table:table-cell>
          <table:table-cell table:formula="oooc:=[.G27]/[.F27]" office:value-type="float" office:value="70.4918566775244">
            <text:p>70.49</text:p>
          </table:table-cell>
          <table:table-cell office:value-type="string">
            <text:p>Re-learned blender</text:p>
          </table:table-cell>
          <table:table-cell table:number-columns-repeated="2"/>
        </table:table-row>
        <table:table-row table:style-name="ro1">
          <table:table-cell office:value-type="date" office:date-value="2008-11-25">
            <text:p>11/25/08</text:p>
          </table:table-cell>
          <table:table-cell office:value-type="float" office:value="2.25">
            <text:p>2.25</text:p>
          </table:table-cell>
          <table:table-cell table:formula="oooc:=[.C27]+[.B28]" office:value-type="float" office:value="39">
            <text:p>39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1.5">
            <text:p>+1.50</text:p>
          </table:table-cell>
          <table:table-cell table:formula="oooc:=[.F27]+[.B28]" office:value-type="float" office:value="309.25">
            <text:p>309.25</text:p>
          </table:table-cell>
          <table:table-cell office:value-type="float" office:value="21642">
            <text:p>21642</text:p>
          </table:table-cell>
          <table:table-cell table:formula="oooc:=[.G28]-[.G27]" office:value-type="float" office:value="1">
            <text:p>1</text:p>
          </table:table-cell>
          <table:table-cell table:formula="oooc:=[.G28]/[.F28]" office:value-type="float" office:value="69.9822150363783">
            <text:p>69.98</text:p>
          </table:table-cell>
          <table:table-cell office:value-type="string">
            <text:p>New spaceships</text:p>
          </table:table-cell>
          <table:table-cell table:number-columns-repeated="2"/>
        </table:table-row>
        <table:table-row table:style-name="ro1">
          <table:table-cell office:value-type="date" office:date-value="2008-11-26">
            <text:p>11/26/08</text:p>
          </table:table-cell>
          <table:table-cell office:value-type="float" office:value="2.25">
            <text:p>2.25</text:p>
          </table:table-cell>
          <table:table-cell table:formula="oooc:=[.C28]+[.B29]" office:value-type="float" office:value="41.25">
            <text:p>41.2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2.25">
            <text:p>+2.25</text:p>
          </table:table-cell>
          <table:table-cell table:formula="oooc:=[.F28]+[.B29]" office:value-type="float" office:value="311.5">
            <text:p>311.5</text:p>
          </table:table-cell>
          <table:table-cell office:value-type="float" office:value="22165">
            <text:p>22165</text:p>
          </table:table-cell>
          <table:table-cell table:formula="oooc:=[.G29]-[.G28]" office:value-type="float" office:value="523">
            <text:p>523</text:p>
          </table:table-cell>
          <table:table-cell table:formula="oooc:=[.G29]/[.F29]" office:value-type="float" office:value="71.1556982343499">
            <text:p>71.16</text:p>
          </table:table-cell>
          <table:table-cell office:value-type="string">
            <text:p>Wrote blockify.rb</text:p>
          </table:table-cell>
          <table:table-cell table:number-columns-repeated="2"/>
        </table:table-row>
        <table:table-row table:style-name="ro1">
          <table:table-cell office:value-type="date" office:date-value="2008-11-27">
            <text:p>11/27/08</text:p>
          </table:table-cell>
          <table:table-cell/>
          <table:table-cell table:formula="oooc:=[.C29]+[.B30]" office:value-type="float" office:value="41.25">
            <text:p>41.2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0.75">
            <text:p>+0.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8">
            <text:p>11/28/08</text:p>
          </table:table-cell>
          <table:table-cell/>
          <table:table-cell table:formula="oooc:=[.C30]+[.B31]" office:value-type="float" office:value="41.25">
            <text:p>41.2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0.75">
            <text:p>-0.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29">
            <text:p>11/29/08</text:p>
          </table:table-cell>
          <table:table-cell/>
          <table:table-cell table:formula="oooc:=[.C31]+[.B32]" office:value-type="float" office:value="41.25">
            <text:p>41.2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-2.25">
            <text:p>-2.2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date" office:date-value="2008-11-30">
            <text:p>11/30/08</text:p>
          </table:table-cell>
          <table:table-cell/>
          <table:table-cell table:formula="oooc:=[.C32]+[.B33]" office:value-type="float" office:value="41.25">
            <text:p>41.2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-3.75">
            <text:p>-3.75</text:p>
          </table:table-cell>
          <table:table-cell/>
          <table:table-cell table:style-name="Default"/>
          <table:table-cell table:number-columns-repeated="5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19.876747685186">
            <text:p>319.88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790929637214505">
            <text:p>0.79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6-11T02:43:16.583341">
            <text:p>06/11/09</text:p>
          </table:table-cell>
          <table:table-cell/>
          <table:table-cell table:style-name="ce3" table:formula="oooc:=DAYS(NOW();[January.A4])" office:value-type="float" office:value="319.876747685186">
            <text:p>319.88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5341518801856">
            <text:p>0.75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7-28T13:30:12.006881">
            <text:p>07/28/09</text:p>
          </table:table-cell>
          <table:table-cell/>
          <table:table-cell table:style-name="ce3" table:formula="oooc:=DAYS(NOW();[January.A4])" office:value-type="float" office:value="319.876747685186">
            <text:p>319.88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684638697825994">
            <text:p>0.68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9-13T18:28:37.90125">
            <text:p>09/13/09</text:p>
          </table:table-cell>
          <table:table-cell/>
          <table:table-cell table:style-name="ce3" table:formula="oooc:=DAYS(NOW();[January.A4])" office:value-type="float" office:value="319.876747685186">
            <text:p>319.88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1039135045902">
            <text:p>0.61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1-03T04:57:39.970331">
            <text:p>11/03/09</text:p>
          </table:table-cell>
          <table:table-cell/>
          <table:table-cell table:style-name="ce3" table:formula="oooc:=DAYS(NOW();[January.A4])" office:value-type="float" office:value="319.876747685186">
            <text:p>319.88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61896655725071">
            <text:p>0.46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8-30T13:55:53.710588">
            <text:p>08/30/09</text:p>
          </table:table-cell>
          <table:table-cell/>
          <table:table-cell table:style-name="ce3" table:formula="oooc:=DAYS(NOW();[January.A4])" office:value-type="float" office:value="319.876747685186">
            <text:p>319.88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1-26T21:02:31">
            <text:p>11/26/08</text:p>
          </table:table-cell>
          <table:table-cell table:formula="oooc:=DAYS(NOW();1/1/8)" office:value-type="float" office:value="39778.7517476852">
            <text:p>39778.75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299334042542643">
            <text:p>0.3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7-10T20:28:21.568002">
            <text:p>07/10/10</text:p>
          </table:table-cell>
          <table:table-cell/>
          <table:table-cell table:style-name="ce3" table:formula="oooc:=DAYS(NOW();[January.A4])" office:value-type="float" office:value="319.876747685186">
            <text:p>319.88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11/26/2008</text:date>, <text:time>21:0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1-26T21:02:29</dc:date>
    <meta:editing-cycles>224</meta:editing-cycles>
    <meta:editing-duration>P18DT6H54M57S</meta:editing-duration>
    <meta:user-defined meta:name="Info 1"/>
    <meta:user-defined meta:name="Info 2"/>
    <meta:user-defined meta:name="Info 3"/>
    <meta:user-defined meta:name="Info 4"/>
    <meta:document-statistic meta:table-count="11" meta:cell-count="3224"/>
  </office:meta>
</office:document-meta>
</file>